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47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47cm" fo:min-width="2.236cm" fo:padding-bottom="0.254cm" fo:wrap-option="no-wrap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76cm" fo:min-width="2.236cm" fo:padding-bottom="0.254cm" fo:wrap-option="no-wrap" loext:decorative="false"/>
      <style:paragraph-properties style:writing-mode="lr-tb"/>
    </style:style>
    <style:style style:name="gr13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standard">
      <style:graphic-properties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0.966cm" fo:padding-bottom="0.254cm" fo:wrap-option="no-wrap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loext:decorative="false"/>
      <style:paragraph-properties style:writing-mode="lr-tb"/>
    </style:style>
    <style:style style:name="gr25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1.22cm" fo:padding-bottom="0.254cm" fo:wrap-option="no-wrap" loext:decorative="false"/>
      <style:paragraph-properties style:writing-mode="lr-tb"/>
    </style:style>
    <style:style style:name="gr29" style:family="graphic" style:parent-style-name="objectwithoutfill">
      <style:graphic-properties draw:marker-start="Arrow" draw:fill="none" draw:textarea-vertical-align="middle" fo:padding-bottom="0.254cm" fo:wrap-option="no-wrap" loext:decorative="false"/>
    </style:style>
    <style:style style:name="gr30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</style:style>
    <style:style style:name="gr31" style:family="graphic" style:parent-style-name="objectwithoutfill">
      <style:graphic-properties draw:marker-end="" draw:fill="none" draw:textarea-vertical-align="middle" fo:padding-bottom="0.254cm" fo:wrap-option="no-wrap" loext:decorative="false"/>
    </style:style>
    <style:style style:name="gr32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4" style:family="graphic" style:parent-style-name="standard">
      <style:graphic-properties draw:textarea-vertical-align="middle" fo:padding-bottom="0.254cm" fo:wrap-option="no-wrap" loext:decorative="false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6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152cm" fo:padding-bottom="0.254cm" fo:wrap-option="no-wrap" loext:decorative="false"/>
      <style:paragraph-properties style:writing-mode="lr-tb"/>
    </style:style>
    <style:style style:name="gr38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9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3.454cm" fo:min-width="1.474cm" fo:padding-bottom="0.254cm" fo:wrap-option="no-wrap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994cm" fo:min-width="1.728cm" fo:padding-bottom="0.254cm" fo:wrap-option="no-wrap" loext:decorative="false"/>
      <style:paragraph-properties style:writing-mode="lr-tb"/>
    </style:style>
    <style:style style:name="gr42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</style:style>
    <style:style style:name="gr43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5" style:family="graphic" style:parent-style-name="standard">
      <style:graphic-properties draw:marker-start="Arrow" draw:marker-start-width="0.3cm" draw:marker-end="Circle" draw:marker-end-width="0.3cm" draw:textarea-vertical-align="middl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fill="none" draw:textarea-vertical-align="justify" draw:auto-grow-height="false" draw:auto-grow-width="true" fo:padding-bottom="0.254cm" fo:wrap-option="no-wrap" loext:decorative="false"/>
      <style:paragraph-properties style:writing-mode="tb-rl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8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9" style:family="graphic" style:parent-style-name="objectwithoutfill">
      <style:graphic-properties draw:fill="none" draw:textarea-vertical-align="justify" draw:auto-grow-height="false" draw:auto-grow-width="true" fo:padding-bottom="0.254cm" fo:wrap-option="no-wrap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loext:decorative="false"/>
      <style:paragraph-properties style:writing-mode="lr-tb"/>
    </style:style>
    <style:style style:name="gr51" style:family="graphic" style:parent-style-name="objectwithoutfill">
      <style:graphic-properties draw:marker-end="Arrow" draw:marker-end-width="0.3cm" draw:fill="none" draw:textarea-vertical-align="justify" draw:auto-grow-height="false" draw:auto-grow-width="true" fo:padding-bottom="0.254cm" fo:wrap-option="no-wrap" loext:decorative="false"/>
      <style:paragraph-properties style:writing-mode="lr-tb"/>
    </style:style>
    <style:style style:name="gr52" style:family="graphic" style:parent-style-name="objectwithoutfill">
      <style:graphic-properties draw:marker-start="Arrow" draw:marker-end="Arrow" draw:marker-end-width="0.3cm" draw:fill="none" draw:textarea-vertical-align="middle" draw:auto-grow-height="false" draw:auto-grow-width="true" fo:padding-bottom="0.254cm" fo:wrap-option="no-wrap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406cm" fo:min-width="2.49cm" fo:padding-bottom="0.254cm" fo:wrap-option="no-wrap" loext:decorative="false"/>
      <style:paragraph-properties style:writing-mode="lr-tb"/>
    </style:style>
    <style:style style:name="gr54" style:family="graphic" style:parent-style-name="standard">
      <style:graphic-properties draw:marker-start="" draw:marker-start-width="0.3cm" draw:marker-end="Arrow" draw:marker-end-width="0.3cm" draw:textarea-horizontal-align="center" draw:textarea-vertical-align="middle" fo:padding-bottom="0.254cm" fo:wrap-option="no-wrap" loext:decorative="false"/>
      <style:paragraph-properties style:writing-mode="lr-tb"/>
    </style:style>
    <style:style style:name="gr55" style:family="graphic" style:parent-style-name="objectwithoutfill">
      <style:graphic-properties draw:marker-start="" draw:marker-end="" draw:fill="none" draw:textarea-vertical-align="middle" fo:padding-bottom="0.254cm" fo:wrap-option="no-wrap" loext:decorative="false"/>
    </style:style>
    <style:style style:name="gr56" style:family="graphic" style:parent-style-name="objectwithoutfill">
      <style:graphic-properties draw:marker-start="" draw:marker-end="" draw:marker-end-width="0.3cm" draw:fill="none" draw:textarea-horizontal-align="right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57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  <style:paragraph-properties style:writing-mode="lr-tb"/>
    </style:style>
    <style:style style:name="gr58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3.868cm" fo:min-width="4.776cm" fo:padding-bottom="0.254cm" fo:wrap-option="no-wrap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loext:decorative="false"/>
      <style:paragraph-properties style:writing-mode="lr-tb"/>
    </style:style>
    <style:style style:name="gr61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316cm" fo:padding-bottom="0.254cm" fo:wrap-option="no-wrap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885cm" fo:padding-bottom="0.254cm" fo:wrap-option="no-wrap" loext:decorative="false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4.724cm" fo:min-width="1.728cm" fo:padding-bottom="0.254cm" fo:wrap-option="no-wrap" loext:decorative="false"/>
      <style:paragraph-properties style:writing-mode="lr-tb"/>
    </style:style>
    <style:style style:name="gr66" style:family="graphic" style:parent-style-name="objectwithoutfill">
      <style:graphic-properties draw:marker-start="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081cm" fo:min-width="0cm" fo:padding-bottom="0.254cm" fo:wrap-option="no-wrap" loext:decorative="false"/>
      <style:paragraph-properties style:writing-mode="tb-rl"/>
    </style:style>
    <style:style style:name="gr69" style:family="graphic" style:parent-style-name="standard">
      <style:graphic-properties draw:textarea-horizontal-align="justify" draw:textarea-vertical-align="middle" draw:auto-grow-height="false" fo:min-height="4.502cm" fo:min-width="1.728cm" fo:padding-bottom="0.254cm" fo:wrap-option="no-wrap" loext:decorative="false"/>
      <style:paragraph-properties style:writing-mode="tb-rl"/>
    </style:style>
    <style:style style:name="gr70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8cm" fo:padding-bottom="0.254cm" fo:wrap-option="no-wrap" loext:decorative="false"/>
      <style:paragraph-properties style:writing-mode="lr-tb"/>
    </style:style>
    <style:style style:name="gr72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33cm" fo:min-width="2.49cm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2.082cm" fo:min-width="2.49cm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1.32cm" fo:min-width="2.744cm" loext:decorative="false"/>
      <style:paragraph-properties style:writing-mode="lr-tb"/>
    </style:style>
    <style:style style:name="gr76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7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79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0" style:family="graphic">
      <style:graphic-properties loext:decorative="false"/>
    </style:style>
    <style:style style:name="gr81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82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83" style:family="graphic" style:parent-style-name="standard">
      <style:graphic-properties draw:textarea-horizontal-align="justify" draw:textarea-vertical-align="middle" draw:auto-grow-height="false" fo:min-height="1.329cm" fo:min-width="2.49cm" loext:decorative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321cm" fo:min-width="2.744cm" loext:decorative="false"/>
      <style:paragraph-properties style:writing-mode="lr-tb"/>
    </style:style>
    <style:style style:name="gr85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6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7" style:family="graphic" style:parent-style-name="standard">
      <style:graphic-properties draw:stroke="dash" draw:stroke-dash="Long_20_Dash" draw:textarea-horizontal-align="justify" draw:textarea-vertical-align="bottom" draw:auto-grow-height="false" fo:min-height="8.026cm" fo:min-width="12.65cm" fo:padding-bottom="0.254cm" fo:wrap-option="no-wrap" loext:decorative="false"/>
      <style:paragraph-properties style:writing-mode="lr-tb"/>
    </style:style>
    <style:style style:name="gr88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89" style:family="graphic" style:parent-style-name="objectwithoutfill">
      <style:graphic-properties draw:stroke="dash" draw:stroke-dash="Dot" draw:marker-end="Arrowheads_20_7" draw:marker-end-width="0.3cm" draw:fill="none" draw:textarea-vertical-align="middle" fo:padding-bottom="0.254cm" fo:wrap-option="no-wrap" loext:decorative="fals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15.667cm" fo:padding-bottom="0.254cm" fo:wrap-option="no-wrap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in-height="0.947cm" fo:padding-bottom="0.254cm" fo:wrap-option="no-wrap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style:paragraph-properties fo:text-align="left"/>
      <style:text-properties fo:font-size="10pt"/>
    </style:style>
    <style:style style:name="P10" style:family="paragraph">
      <loext:graphic-properties draw:fill="solid" draw:fill-color="#ffffff"/>
      <style:paragraph-properties fo:text-align="center"/>
      <style:text-properties fo:font-size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text-properties fo:font-size="10pt"/>
    </style:style>
    <style:style style:name="P13" style:family="paragraph">
      <loext:graphic-properties draw:fill="none"/>
      <style:paragraph-properties fo:text-align="left"/>
      <style:text-properties fo:font-size="10pt"/>
    </style:style>
    <style:style style:name="P14" style:family="paragraph">
      <style:paragraph-properties fo:text-align="right"/>
      <style:text-properties fo:font-size="10pt"/>
    </style:style>
    <style:style style:name="P15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0pt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03cm" svg:x="8.62cm" svg:y="0.968cm">
          <draw:text-box>
            <text:p text:style-name="P1"><text:span text:style-name="T1">Z80 In-</text:span><text:span text:style-name="T1">circuit </text:span><text:span text:style-name="T1">Debug</text:span><text:span text:style-name="T1">ger </text:span><text:span text:style-name="T1">(ZID) – </text:span><text:span text:style-name="T1">Main </text:span><text:span text:style-name="T1">(2026/0</text:span><text:span text:style-name="T1">2/19-b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User<text:line-break/>Terminal<text:line-break/>(ANSI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4.826cm" svg:x="18.272cm" svg:y="15.224cm">
          <text:p text:style-name="P3">RP2040<text:line-break/>Module<text:line-break/>-<text:line-break/>Debug Control<text:line-break/>App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812cm" svg:y1="19.796cm" svg:x2="25.13cm" svg:y2="19.796cm">
          <text:p text:style-name="P3">USB-Serial</text:p>
          <text:p text:style-name="P3"/>
        </draw:line>
        <draw:custom-shape draw:style-name="gr5" draw:text-style-name="P3" draw:layer="layout" svg:width="1.778cm" svg:height="1.27cm" svg:x="23.098cm" svg:y="15.478cm">
          <text:p text:style-name="P3">EEPROM</text:p>
          <text:p text:style-name="P3">(settings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812cm" svg:y1="16.24cm" svg:x2="23.098cm" svg:y2="16.24cm">
          <text:p text:style-name="P3">I2C</text:p>
          <text:p text:style-name="P3"/>
        </draw:line>
        <draw:custom-shape draw:style-name="gr6" draw:text-style-name="P3" draw:layer="layout" svg:width="2.54cm" svg:height="1.27cm" svg:x="18.78cm" svg:y="3.032cm">
          <text:p text:style-name="P3">TADDR*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1.32cm" svg:y1="3.794cm" svg:x2="23.86cm" svg:y2="3.794cm">
          <text:p text:style-name="P3">TA0..15</text:p>
          <text:p text:style-name="P3"/>
        </draw:line>
        <draw:custom-shape draw:style-name="gr6" draw:text-style-name="P3" draw:layer="layout" svg:width="2.54cm" svg:height="1.27cm" svg:x="18.78cm" svg:y="4.81cm">
          <text:p text:style-name="P3">TDATA*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1.32cm" svg:y1="5.318cm" svg:x2="23.86cm" svg:y2="5.318cm">
          <text:p text:style-name="P3">TD0..7</text:p>
          <text:p text:style-name="P3"/>
        </draw:line>
        <draw:custom-shape draw:style-name="gr6" draw:text-style-name="P3" draw:layer="layout" svg:width="2.54cm" svg:height="1.27cm" svg:x="18.78cm" svg:y="6.334cm">
          <text:p text:style-name="P3">TCTRL-O*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1.32cm" svg:y1="7.096cm" svg:x2="23.86cm" svg:y2="7.096cm">
          <text:p text:style-name="P3">6</text:p>
          <text:p text:style-name="P3">/</text:p>
        </draw:line>
        <draw:g draw:style-name="gr9">
          <draw:custom-shape draw:style-name="gr10" draw:text-style-name="P3" draw:layer="layout" svg:width="2.54cm" svg:height="11.684cm" svg:x="23.86cm" svg:y="2.016cm">
            <text:p text:style-name="P3">Target<text:line-break/>Z80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.27cm" svg:height="2.584cm" svg:x="23.86cm" svg:y="6.442cm">
            <draw:text-box>
              <text:p text:style-name="P6"><text:span text:style-name="T2">M1</text:span></text:p>
              <text:p text:style-name="P6"><text:span text:style-name="T2">MR</text:span><text:span text:style-name="T2">EQ</text:span></text:p>
              <text:p text:style-name="P6"><text:span text:style-name="T2">IO</text:span><text:span text:style-name="T2">RQ</text:span></text:p>
              <text:p text:style-name="P6"><text:span text:style-name="T2">W</text:span><text:span text:style-name="T2">R</text:span></text:p>
              <text:p text:style-name="P6"><text:span text:style-name="T2">RD</text:span></text:p>
              <text:p text:style-name="P6"><text:span text:style-name="T2">RF</text:span><text:span text:style-name="T2">SH</text:span></text:p>
            </draw:text-box>
          </draw:frame>
        </draw:g>
        <draw:custom-shape draw:style-name="gr10" draw:text-style-name="P3" draw:layer="layout" svg:width="2.54cm" svg:height="11.684cm" svg:x="1.508cm" svg:y="2.016cm">
          <text:p text:style-name="P3">Local<text:line-break/>Z8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2.032cm" svg:x="11.16cm" svg:y="14.208cm">
          <text:p text:style-name="P3">SP-RST<text:line-break/>GE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27cm" svg:x="11.16cm" svg:y="12.684cm">
          <text:p text:style-name="P3">NMI<text:line-break/>SEL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732cm" svg:y1="16.24cm" svg:x2="18.272cm" svg:y2="16.24cm">
          <text:p text:style-name="P3">ATTN</text:p>
          <text:p text:style-name="P3"/>
        </draw:line>
        <draw:line draw:style-name="gr14" draw:text-style-name="P5" draw:layer="layout" svg:x1="15.732cm" svg:y1="16.24cm" svg:x2="15.732cm" svg:y2="14.208cm">
          <text:p/>
        </draw:line>
        <draw:line draw:style-name="gr15" draw:text-style-name="P5" draw:layer="layout" svg:x1="15.732cm" svg:y1="14.716cm" svg:x2="13.7cm" svg:y2="14.716cm">
          <text:p/>
        </draw:line>
        <draw:line draw:style-name="gr16" draw:text-style-name="P3" draw:layer="layout" svg:x1="15.732cm" svg:y1="14.716cm" svg:x2="15.732cm" svg:y2="13.7cm">
          <text:p/>
        </draw:line>
        <draw:line draw:style-name="gr17" draw:text-style-name="P5" draw:layer="layout" svg:x1="15.732cm" svg:y1="13.7cm" svg:x2="13.7cm" svg:y2="13.7cm">
          <text:p/>
        </draw:line>
        <draw:line draw:style-name="gr18" draw:text-style-name="P5" draw:layer="layout" svg:x1="13.7cm" svg:y1="13.192cm" svg:x2="23.86cm" svg:y2="13.192cm">
          <text:p text:style-name="P3">TNMI</text:p>
          <text:p text:style-name="P8"/>
        </draw:line>
        <draw:line draw:style-name="gr18" draw:text-style-name="P5" draw:layer="layout" svg:x1="4.048cm" svg:y1="13.192cm" svg:x2="11.16cm" svg:y2="13.192cm">
          <text:p text:style-name="P3">LNMI</text:p>
          <text:p text:style-name="P3"/>
        </draw:line>
        <draw:line draw:style-name="gr18" draw:text-style-name="P5" draw:layer="layout" svg:x1="9.89cm" svg:y1="12.176cm" svg:x2="23.86cm" svg:y2="12.176cm">
          <text:p text:style-name="P3">TRST</text:p>
          <text:p text:style-name="P3"/>
        </draw:line>
        <draw:custom-shape draw:style-name="gr19" draw:text-style-name="P3" draw:layer="layout" svg:width="1.27cm" svg:height="1.016cm" svg:x="8.62cm" svg:y="11.922cm">
          <text:p text:style-name="P3">-or-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915cm" svg:y1="12.684cm" svg:x2="10.652cm" svg:y2="12.684cm">
          <text:p/>
        </draw:line>
        <draw:line draw:style-name="gr14" draw:text-style-name="P5" draw:layer="layout" svg:x1="10.652cm" svg:y1="12.684cm" svg:x2="10.652cm" svg:y2="14.716cm">
          <text:p/>
        </draw:line>
        <draw:line draw:style-name="gr14" draw:text-style-name="P5" draw:layer="layout" svg:x1="10.652cm" svg:y1="14.716cm" svg:x2="11.16cm" svg:y2="14.716cm">
          <text:p/>
        </draw:line>
        <draw:line draw:style-name="gr21" draw:text-style-name="P5" draw:layer="layout" svg:x1="4.048cm" svg:y1="12.176cm" svg:x2="8.62cm" svg:y2="12.176cm">
          <text:p text:style-name="P3">LRST</text:p>
          <text:p text:style-name="P3"/>
        </draw:line>
        <draw:custom-shape draw:style-name="gr22" draw:text-style-name="P3" draw:layer="layout" svg:width="2.794cm" svg:height="1.016cm" svg:x="8.62cm" svg:y="10.144cm">
          <text:p text:style-name="P3">TCTRL-I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14cm" svg:y1="10.652cm" svg:x2="23.86cm" svg:y2="10.652cm">
          <text:p text:style-name="P3">TINT</text:p>
          <text:p text:style-name="P3"/>
        </draw:line>
        <draw:line draw:style-name="gr23" draw:text-style-name="P5" draw:layer="layout" svg:x1="4.048cm" svg:y1="10.398cm" svg:x2="8.62cm" svg:y2="10.398cm">
          <text:p text:style-name="P3">ZINT</text:p>
          <text:p text:style-name="P3"/>
        </draw:line>
        <draw:custom-shape draw:style-name="gr24" draw:text-style-name="P3" draw:layer="layout" svg:width="2.54cm" svg:height="1.524cm" svg:x="13.446cm" svg:y="2.016cm">
          <text:p text:style-name="P3">PCSAV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874cm" svg:y1="3.032cm" svg:x2="13.446cm" svg:y2="3.032cm">
          <text:p text:style-name="P3">LA0..15</text:p>
          <text:p text:style-name="P3"/>
        </draw:line>
        <draw:line draw:style-name="gr8" draw:text-style-name="P5" draw:layer="layout" svg:x1="4.048cm" svg:y1="5.318cm" svg:x2="18.78cm" svg:y2="5.318cm">
          <text:p text:style-name="P3">ZD0..7</text:p>
          <text:p text:style-name="P3"/>
        </draw:line>
        <draw:line draw:style-name="gr25" draw:text-style-name="P5" draw:layer="layout" svg:x1="4.048cm" svg:y1="3.794cm" svg:x2="18.78cm" svg:y2="3.794cm">
          <text:p text:style-name="P3">ZA0..15</text:p>
          <text:p text:style-name="P3"/>
        </draw:line>
        <draw:line draw:style-name="gr26" draw:text-style-name="P5" draw:layer="layout" svg:x1="18.272cm" svg:y1="8.112cm" svg:x2="20.304cm" svg:y2="8.112cm">
          <text:p text:style-name="P9">TBUS-EN</text:p>
          <text:p text:style-name="P3"/>
        </draw:line>
        <draw:line draw:style-name="gr17" draw:text-style-name="P5" draw:layer="layout" svg:x1="20.304cm" svg:y1="8.112cm" svg:x2="20.304cm" svg:y2="7.604cm">
          <text:p/>
        </draw:line>
        <draw:line draw:style-name="gr14" draw:text-style-name="P5" draw:layer="layout" svg:x1="20.304cm" svg:y1="6.334cm" svg:x2="20.304cm" svg:y2="6.08cm">
          <text:p/>
        </draw:line>
        <draw:line draw:style-name="gr14" draw:text-style-name="P5" draw:layer="layout" svg:x1="20.304cm" svg:y1="4.81cm" svg:x2="20.304cm" svg:y2="4.302cm">
          <text:p/>
        </draw:line>
        <draw:line draw:style-name="gr27" draw:text-style-name="P5" draw:layer="layout" svg:x1="6.588cm" svg:y1="10.906cm" svg:x2="8.62cm" svg:y2="10.906cm">
          <text:p text:style-name="P9">TBUS-EN</text:p>
          <text:p text:style-name="P3"/>
        </draw:line>
        <draw:line draw:style-name="gr27" draw:text-style-name="P5" draw:layer="layout" svg:x1="8.112cm" svg:y1="15.224cm" svg:x2="11.16cm" svg:y2="15.224cm">
          <text:p text:style-name="P9">TBUS-EN</text:p>
          <text:p text:style-name="P3"/>
        </draw:line>
        <draw:line draw:style-name="gr16" draw:text-style-name="P3" draw:layer="layout" svg:x1="10.398cm" svg:y1="15.224cm" svg:x2="10.398cm" svg:y2="13.7cm">
          <text:p/>
        </draw:line>
        <draw:line draw:style-name="gr17" draw:text-style-name="P5" draw:layer="layout" svg:x1="10.398cm" svg:y1="13.7cm" svg:x2="11.16cm" svg:y2="13.7cm">
          <text:p/>
        </draw:line>
        <draw:line draw:style-name="gr25" draw:text-style-name="P5" draw:layer="layout" svg:x1="15.986cm" svg:y1="3.286cm" svg:x2="18.018cm" svg:y2="3.286cm">
          <text:p text:style-name="P3">LD0..7</text:p>
          <text:p text:style-name="P3"/>
        </draw:line>
        <draw:custom-shape draw:style-name="gr28" draw:text-style-name="P10" draw:layer="layout" svg:width="1.524cm" svg:height="1.27cm" svg:x="13.192cm" svg:y="5.572cm">
          <text:p text:style-name="P3">NOP<text:line-break/>GEN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1.922cm" svg:y1="2.27cm" svg:x2="13.446cm" svg:y2="2.27cm">
          <text:p text:style-name="P3">BRK</text:p>
          <text:p text:style-name="P9"/>
        </draw:line>
        <draw:line draw:style-name="gr29" draw:text-style-name="P5" draw:layer="layout" svg:x1="10.652cm" svg:y1="6.588cm" svg:x2="10.652cm" svg:y2="7.35cm">
          <text:p/>
        </draw:line>
        <draw:line draw:style-name="gr30" draw:text-style-name="P5" draw:layer="layout" svg:x1="10.652cm" svg:y1="7.35cm" svg:x2="15.478cm" svg:y2="7.35cm">
          <text:p/>
        </draw:line>
        <draw:line draw:style-name="gr14" draw:text-style-name="P5" draw:layer="layout" svg:x1="15.478cm" svg:y1="6.08cm" svg:x2="14.716cm" svg:y2="6.08cm">
          <text:p/>
        </draw:line>
        <draw:line draw:style-name="gr31" draw:text-style-name="P5" draw:layer="layout" svg:x1="15.478cm" svg:y1="6.08cm" svg:x2="15.478cm" svg:y2="7.35cm">
          <text:p/>
        </draw:line>
        <draw:line draw:style-name="gr32" draw:text-style-name="P5" draw:layer="layout" svg:x1="14.97cm" svg:y1="17.256cm" svg:x2="18.272cm" svg:y2="17.256cm">
          <text:p text:style-name="P3">LD0..7</text:p>
          <text:p text:style-name="P3"/>
        </draw:line>
        <draw:line draw:style-name="gr29" draw:text-style-name="P5" draw:layer="layout" svg:x1="4.048cm" svg:y1="9.636cm" svg:x2="23.86cm" svg:y2="9.636cm">
          <text:p/>
        </draw:line>
        <draw:frame draw:style-name="gr33" draw:text-style-name="P7" draw:layer="layout" svg:width="1.778cm" svg:height="0.762cm" svg:x="23.86cm" svg:y="9.545cm">
          <draw:text-box>
            <text:p text:style-name="P6"><text:span text:style-name="T2">WAIT</text:span></text:p>
          </draw:text-box>
        </draw:frame>
        <draw:line draw:style-name="gr34" draw:text-style-name="P3" draw:layer="layout" svg:x1="20.812cm" svg:y1="15.478cm" svg:x2="22.082cm" svg:y2="15.478cm">
          <text:p text:style-name="P3">WAIT</text:p>
          <text:p text:style-name="P3"/>
        </draw:line>
        <draw:line draw:style-name="gr15" draw:text-style-name="P5" draw:layer="layout" svg:x1="22.082cm" svg:y1="15.478cm" svg:x2="22.082cm" svg:y2="9.636cm">
          <text:p/>
        </draw:line>
        <draw:line draw:style-name="gr35" draw:text-style-name="P5" draw:layer="layout" svg:x1="14.97cm" svg:y1="18.018cm" svg:x2="18.272cm" svg:y2="18.018cm">
          <text:p text:style-name="P3">LA0..1</text:p>
          <text:p text:style-name="P9"/>
        </draw:line>
        <draw:line draw:style-name="gr35" draw:text-style-name="P5" draw:layer="layout" svg:x1="14.97cm" svg:y1="19.796cm" svg:x2="18.272cm" svg:y2="19.796cm">
          <text:p text:style-name="P3">RPM-S</text:p>
          <text:p text:style-name="P9"/>
        </draw:line>
        <draw:line draw:style-name="gr36" draw:text-style-name="P9" draw:layer="layout" svg:x1="5.064cm" svg:y1="7.35cm" svg:x2="7.096cm" svg:y2="7.35cm">
          <text:p text:style-name="P9">LD-DIR</text:p>
          <text:p text:style-name="P9"/>
        </draw:line>
        <draw:line draw:style-name="gr17" draw:text-style-name="P5" draw:layer="layout" svg:x1="19.542cm" svg:y1="15.224cm" svg:x2="19.542cm" svg:y2="14.208cm">
          <text:p/>
        </draw:line>
        <draw:frame draw:style-name="gr37" draw:text-style-name="P7" draw:layer="layout" svg:width="2.794cm" svg:height="0.672cm" svg:x="18.272cm" svg:y="13.7cm">
          <draw:text-box>
            <text:p text:style-name="P11"><text:span text:style-name="T2">AL</text:span><text:span text:style-name="T2">T </text:span><text:span text:style-name="T2">5V </text:span><text:span text:style-name="T2">Su</text:span><text:span text:style-name="T2">ppl</text:span><text:span text:style-name="T2">y**</text:span></text:p>
          </draw:text-box>
        </draw:frame>
        <draw:custom-shape draw:style-name="gr5" draw:text-style-name="P11" draw:layer="layout" svg:width="1.778cm" svg:height="1.27cm" svg:x="23.86cm" svg:y="13.954cm">
          <text:p text:style-name="P3"><text:span text:style-name="T2">ALT</text:span><text:span text:style-name="T2"><text:line-break/></text:span><text:span text:style-name="T2">CLK&amp;RST</text:span><text:span text:style-name="T2"><text:line-break/></text:span><text:span text:style-name="T2">**</text:span>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4.048cm" svg:y1="9.382cm" svg:x2="23.86cm" svg:y2="9.382cm">
          <text:p/>
        </draw:line>
        <draw:line draw:style-name="gr39" draw:text-style-name="P5" draw:layer="layout" svg:x1="4.048cm" svg:y1="9.128cm" svg:x2="23.86cm" svg:y2="9.128cm">
          <text:p/>
        </draw:line>
        <draw:frame draw:style-name="gr33" draw:text-style-name="P7" draw:layer="layout" svg:width="1.778cm" svg:height="0.987cm" svg:x="23.86cm" svg:y="8.903cm">
          <draw:text-box>
            <text:p text:style-name="P6"><text:span text:style-name="T2">BUSACK</text:span><text:span text:style-name="T2"><text:line-break/></text:span><text:span text:style-name="T2">BUSREQ</text:span></text:p>
          </draw:text-box>
        </draw:frame>
        <draw:line draw:style-name="gr23" draw:text-style-name="P5" draw:layer="layout" svg:x1="4.048cm" svg:y1="11.414cm" svg:x2="23.86cm" svg:y2="11.414cm">
          <text:p text:style-name="P3">CLK</text:p>
          <text:p text:style-name="P3"/>
        </draw:line>
        <draw:line draw:style-name="gr16" draw:text-style-name="P3" draw:layer="layout" svg:x1="23.098cm" svg:y1="14.208cm" svg:x2="23.86cm" svg:y2="14.208cm">
          <text:p/>
        </draw:line>
        <draw:line draw:style-name="gr17" draw:text-style-name="P5" draw:layer="layout" svg:x1="23.098cm" svg:y1="14.208cm" svg:x2="23.098cm" svg:y2="11.414cm">
          <text:p/>
        </draw:line>
        <draw:line draw:style-name="gr14" draw:text-style-name="P5" draw:layer="layout" svg:x1="23.86cm" svg:y1="14.97cm" svg:x2="22.844cm" svg:y2="14.97cm">
          <text:p/>
        </draw:line>
        <draw:line draw:style-name="gr17" draw:text-style-name="P5" draw:layer="layout" svg:x1="22.844cm" svg:y1="14.97cm" svg:x2="22.844cm" svg:y2="12.176cm">
          <text:p/>
        </draw:line>
        <draw:custom-shape draw:style-name="gr40" draw:text-style-name="P3" draw:layer="layout" svg:width="1.778cm" svg:height="3.81cm" svg:x="4.556cm" svg:y="16.24cm">
          <text:p text:style-name="P3">RAM<text:line-break/>128Kx8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.032cm" svg:height="4.35cm" svg:x="7.604cm" svg:y="16.24cm">
          <text:p text:style-name="P3">ROM<text:line-break/>128Kx8</text:p>
          <draw:enhanced-geometry svg:viewBox="0 0 21600 21600" draw:type="rectangle" draw:enhanced-path="M 0 0 L 21600 0 21600 21600 0 21600 0 0 Z N"/>
        </draw:custom-shape>
        <draw:line draw:style-name="gr42" draw:text-style-name="P5" draw:layer="layout" svg:x1="6.334cm" svg:y1="16.494cm" svg:x2="7.604cm" svg:y2="16.494cm">
          <text:p/>
        </draw:line>
        <draw:line draw:style-name="gr8" draw:text-style-name="P5" draw:layer="layout" svg:x1="1.508cm" svg:y1="16.494cm" svg:x2="4.556cm" svg:y2="16.494cm">
          <text:p text:style-name="P3">LD0..7</text:p>
          <text:p text:style-name="P3"/>
        </draw:line>
        <draw:line draw:style-name="gr35" draw:text-style-name="P5" draw:layer="layout" svg:x1="1.508cm" svg:y1="17.256cm" svg:x2="4.556cm" svg:y2="17.256cm">
          <text:p text:style-name="P9">LA0..14</text:p>
          <text:p text:style-name="P3"/>
        </draw:line>
        <draw:line draw:style-name="gr17" draw:text-style-name="P5" draw:layer="layout" svg:x1="6.334cm" svg:y1="17.256cm" svg:x2="7.604cm" svg:y2="17.256cm">
          <text:p/>
        </draw:line>
        <draw:line draw:style-name="gr35" draw:text-style-name="P5" draw:layer="layout" svg:x1="1.508cm" svg:y1="18.018cm" svg:x2="4.556cm" svg:y2="18.018cm">
          <text:p text:style-name="P3">RARO-A15..16</text:p>
          <text:p text:style-name="P9"/>
        </draw:line>
        <draw:line draw:style-name="gr35" draw:text-style-name="P5" draw:layer="layout" svg:x1="1.508cm" svg:y1="19.796cm" svg:x2="4.556cm" svg:y2="19.796cm">
          <text:p text:style-name="P3">RA-S</text:p>
          <text:p text:style-name="P9"/>
        </draw:line>
        <draw:line draw:style-name="gr35" draw:text-style-name="P5" draw:layer="layout" svg:x1="1.508cm" svg:y1="20.304cm" svg:x2="7.604cm" svg:y2="20.304cm">
          <text:p text:style-name="P3">RO-S</text:p>
          <text:p text:style-name="P9"/>
        </draw:line>
        <draw:line draw:style-name="gr27" draw:text-style-name="P5" draw:layer="layout" svg:x1="8.112cm" svg:y1="15.732cm" svg:x2="11.16cm" svg:y2="15.732cm">
          <text:p text:style-name="P3">BRK</text:p>
          <text:p text:style-name="P9"/>
        </draw:line>
        <draw:line draw:style-name="gr43" draw:text-style-name="P3" draw:layer="layout" svg:x1="16.24cm" svg:y1="6.588cm" svg:x2="18.78cm" svg:y2="6.588cm">
          <text:p text:style-name="P3">Fixed-CTRL</text:p>
          <text:p text:style-name="P9"/>
        </draw:line>
        <draw:line draw:style-name="gr43" draw:text-style-name="P3" draw:layer="layout" svg:x1="16.24cm" svg:y1="7.35cm" svg:x2="18.78cm" svg:y2="7.35cm">
          <text:p text:style-name="P3">ZCTRL</text:p>
          <text:p text:style-name="P9"/>
        </draw:line>
        <draw:frame draw:style-name="gr44" draw:text-style-name="P7" draw:layer="layout" svg:width="13.716cm" svg:height="0.987cm" svg:x="11.414cm" svg:y="20.079cm">
          <draw:text-box>
            <text:p text:style-name="P6"><text:span text:style-name="T2">*Low resistance </text:span><text:span text:style-name="T2">FET switches. <text:s/>** </text:span><text:span text:style-name="T2">ALT 5V, CLK, and </text:span><text:span text:style-name="T2">RST used to </text:span><text:span text:style-name="T2">allow board to run </text:span><text:span text:style-name="T2">as stand-alone </text:span><text:span text:style-name="T2">SBC..</text:span></text:p>
          </draw:text-box>
        </draw:frame>
        <draw:line draw:style-name="gr35" draw:text-style-name="P5" draw:layer="layout" svg:x1="1.508cm" svg:y1="18.526cm" svg:x2="4.556cm" svg:y2="18.526cm">
          <text:p text:style-name="P3">LWR</text:p>
          <text:p text:style-name="P3"/>
        </draw:line>
        <draw:line draw:style-name="gr17" draw:text-style-name="P5" draw:layer="layout" svg:x1="6.334cm" svg:y1="19.034cm" svg:x2="7.604cm" svg:y2="19.034cm">
          <text:p/>
        </draw:line>
        <draw:line draw:style-name="gr35" draw:text-style-name="P5" draw:layer="layout" svg:x1="1.508cm" svg:y1="19.034cm" svg:x2="4.556cm" svg:y2="19.034cm">
          <text:p text:style-name="P3">LRD</text:p>
          <text:p text:style-name="P3"/>
        </draw:line>
        <draw:line draw:style-name="gr35" draw:text-style-name="P5" draw:layer="layout" svg:x1="14.97cm" svg:y1="18.78cm" svg:x2="18.272cm" svg:y2="18.78cm">
          <text:p text:style-name="P3">LWR</text:p>
          <text:p text:style-name="P3"/>
        </draw:line>
        <draw:line draw:style-name="gr35" draw:text-style-name="P5" draw:layer="layout" svg:x1="14.97cm" svg:y1="19.288cm" svg:x2="18.272cm" svg:y2="19.288cm">
          <text:p text:style-name="P3">LRD</text:p>
          <text:p text:style-name="P3"/>
        </draw:line>
        <draw:line draw:style-name="gr45" draw:text-style-name="P3" draw:layer="layout" svg:x1="20.812cm" svg:y1="17.256cm" svg:x2="25.13cm" svg:y2="17.256cm">
          <text:p text:style-name="P3">AB-DETECT</text:p>
          <text:p text:style-name="P3"/>
        </draw:line>
        <draw:line draw:style-name="gr46" draw:text-style-name="P5" draw:layer="layout" svg:x1="17.764cm" svg:y1="9.128cm" svg:x2="17.764cm" svg:y2="8.874cm">
          <text:p text:style-name="P12"/>
        </draw:line>
        <draw:line draw:style-name="gr47" draw:text-style-name="P5" draw:layer="layout" svg:x1="17.764cm" svg:y1="8.874cm" svg:x2="20.304cm" svg:y2="8.874cm">
          <text:p text:style-name="P3">BUSACK</text:p>
          <text:p text:style-name="P12"/>
        </draw:line>
        <draw:line draw:style-name="gr48" draw:text-style-name="P5" draw:layer="layout" svg:x1="15.986cm" svg:y1="2.27cm" svg:x2="18.018cm" svg:y2="2.27cm">
          <text:p text:style-name="P3">PC-RD</text:p>
          <text:p text:style-name="P3"/>
        </draw:line>
        <draw:line draw:style-name="gr4" draw:text-style-name="P3" draw:layer="layout" svg:x1="20.812cm" svg:y1="18.526cm" svg:x2="23.86cm" svg:y2="18.526cm">
          <text:p text:style-name="P3">5V-Serial/I2C</text:p>
          <text:p text:style-name="P3"/>
        </draw:line>
        <draw:custom-shape draw:style-name="gr5" draw:text-style-name="P3" draw:layer="layout" svg:width="1.778cm" svg:height="1.27cm" svg:x="23.86cm" svg:y="17.764cm">
          <text:p text:style-name="P3">4-Pin<text:line-break/>Connector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6.334cm" svg:y1="17.764cm" svg:x2="7.604cm" svg:y2="17.764cm">
          <text:p/>
        </draw:line>
        <draw:custom-shape draw:style-name="gr6" draw:text-style-name="P3" draw:layer="layout" svg:width="2.54cm" svg:height="1.27cm" svg:x="6.334cm" svg:y="2.016cm">
          <text:p text:style-name="P3">LADDR<text:line-break/>BUF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9.636cm" svg:y1="2.27cm" svg:x2="10.906cm" svg:y2="2.27cm">
          <text:p/>
        </draw:line>
        <draw:line draw:style-name="gr49" draw:text-style-name="P5" draw:layer="layout" svg:x1="9.636cm" svg:y1="3.032cm" svg:x2="9.636cm" svg:y2="2.27cm">
          <text:p/>
        </draw:line>
        <draw:custom-shape draw:style-name="gr50" draw:text-style-name="P3" draw:layer="layout" svg:width="2.54cm" svg:height="1.778cm" svg:x="7.096cm" svg:y="5.826cm">
          <text:p text:style-name="P3">LDATA<text:line-break/>BU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5" draw:layer="layout" svg:x1="6.334cm" svg:y1="6.08cm" svg:x2="7.096cm" svg:y2="6.08cm">
          <text:p/>
        </draw:line>
        <draw:line draw:style-name="gr29" draw:text-style-name="P5" draw:layer="layout" svg:x1="6.334cm" svg:y1="5.318cm" svg:x2="6.334cm" svg:y2="6.08cm">
          <text:p/>
        </draw:line>
        <draw:line draw:style-name="gr52" draw:text-style-name="P5" draw:layer="layout" svg:x1="9.636cm" svg:y1="6.588cm" svg:x2="11.668cm" svg:y2="6.588cm">
          <text:p text:style-name="P3">LD0..7</text:p>
          <text:p text:style-name="P3"/>
        </draw:line>
        <draw:line draw:style-name="gr48" draw:text-style-name="P5" draw:layer="layout" svg:x1="15.986cm" svg:y1="2.778cm" svg:x2="18.018cm" svg:y2="2.778cm">
          <text:p text:style-name="P3">LA0</text:p>
          <text:p text:style-name="P3"/>
        </draw:line>
        <draw:line draw:style-name="gr27" draw:text-style-name="P5" draw:layer="layout" svg:x1="11.668cm" svg:y1="6.08cm" svg:x2="13.192cm" svg:y2="6.08cm">
          <text:p text:style-name="P3">BRK</text:p>
          <text:p text:style-name="P9"/>
        </draw:line>
        <draw:line draw:style-name="gr27" draw:text-style-name="P5" draw:layer="layout" svg:x1="5.064cm" svg:y1="6.842cm" svg:x2="7.096cm" svg:y2="6.842cm">
          <text:p text:style-name="P9">TBUS-EN</text:p>
          <text:p text:style-name="P3"/>
        </draw:line>
        <draw:custom-shape draw:style-name="gr53" draw:text-style-name="P3" draw:layer="layout" svg:width="2.794cm" svg:height="0.762cm" svg:x="11.922cm" svg:y="8.112cm">
          <text:p text:style-name="P3">LCTRL BUF</text:p>
          <draw:enhanced-geometry svg:viewBox="0 0 21600 21600" draw:type="rectangle" draw:enhanced-path="M 0 0 L 21600 0 21600 21600 0 21600 0 0 Z N"/>
        </draw:custom-shape>
        <draw:line draw:style-name="gr54" draw:text-style-name="P3" draw:layer="layout" svg:x1="14.716cm" svg:y1="8.366cm" svg:x2="17.256cm" svg:y2="8.366cm">
          <text:p text:style-name="P3">LCTRL</text:p>
          <text:p text:style-name="P9"/>
        </draw:line>
        <draw:line draw:style-name="gr49" draw:text-style-name="P5" draw:layer="layout" svg:x1="16.24cm" svg:y1="7.858cm" svg:x2="16.24cm" svg:y2="7.35cm">
          <text:p/>
        </draw:line>
        <draw:line draw:style-name="gr55" draw:text-style-name="P5" draw:layer="layout" svg:x1="4.048cm" svg:y1="7.858cm" svg:x2="16.24cm" svg:y2="7.858cm">
          <text:p/>
        </draw:line>
        <draw:line draw:style-name="gr49" draw:text-style-name="P5" draw:layer="layout" svg:x1="10.652cm" svg:y1="8.366cm" svg:x2="10.652cm" svg:y2="7.858cm">
          <text:p/>
        </draw:line>
        <draw:line draw:style-name="gr54" draw:text-style-name="P3" draw:layer="layout" svg:x1="10.652cm" svg:y1="8.366cm" svg:x2="11.922cm" svg:y2="8.366cm">
          <text:p text:style-name="P3"/>
        </draw:line>
        <draw:line draw:style-name="gr27" draw:text-style-name="P13" draw:layer="layout" svg:x1="8.62cm" svg:y1="8.62cm" svg:x2="11.922cm" svg:y2="8.62cm">
          <text:p text:style-name="P9">TBUS-EN</text:p>
          <text:p text:style-name="P3"/>
        </draw:line>
        <draw:line draw:style-name="gr56" draw:text-style-name="P5" draw:layer="layout" svg:x1="18.526cm" svg:y1="10.144cm" svg:x2="21.066cm" svg:y2="10.144cm">
          <text:p text:style-name="P14">WAIT</text:p>
          <text:p text:style-name="P12"/>
        </draw:line>
        <draw:line draw:style-name="gr57" draw:text-style-name="P5" draw:layer="layout" svg:x1="18.526cm" svg:y1="10.144cm" svg:x2="18.526cm" svg:y2="9.636cm">
          <text:p/>
        </draw:line>
        <draw:line draw:style-name="gr7" draw:text-style-name="P5" draw:layer="layout" svg:x1="5.064cm" svg:y1="3.032cm" svg:x2="6.334cm" svg:y2="3.032cm">
          <text:p text:style-name="P3"/>
        </draw:line>
        <draw:line draw:style-name="gr49" draw:text-style-name="P5" draw:layer="layout" svg:x1="5.064cm" svg:y1="3.794cm" svg:x2="5.064cm" svg:y2="3.032cm">
          <text:p/>
        </draw:line>
      </draw:page>
      <draw:page draw:name="page2" draw:style-name="dp1" draw:master-page-name="Default">
        <draw:frame draw:style-name="gr1" draw:text-style-name="P15" draw:layer="layout" svg:width="12.954cm" svg:height="1.303cm" svg:x="7.35cm" svg:y="0.967cm">
          <draw:text-box>
            <text:p text:style-name="P1"><text:span text:style-name="T1">Z80 In-</text:span><text:span text:style-name="T1">circuit </text:span><text:span text:style-name="T1">Debugger </text:span><text:span text:style-name="T1">(ZID) – </text:span><text:span text:style-name="T1">Break </text:span><text:span text:style-name="T1">Detect &amp; </text:span><text:span text:style-name="T1">Board </text:span><text:span text:style-name="T1">Control</text:span></text:p>
          </draw:text-box>
        </draw:frame>
        <draw:line draw:style-name="gr58" draw:text-style-name="P3" draw:layer="layout" svg:x1="13.446cm" svg:y1="10.144cm" svg:x2="16.494cm" svg:y2="10.144cm">
          <text:p text:style-name="P3">ABn-MATCH</text:p>
          <text:p text:style-name="P3"/>
        </draw:line>
        <draw:custom-shape draw:style-name="gr59" draw:text-style-name="P3" draw:layer="layout" svg:width="5.08cm" svg:height="14.224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2.032cm" svg:height="5.334cm" svg:x="4.302cm" svg:y="2.016cm">
          <text:p text:style-name="P3">BRD<text:line-break/>CTRL</text:p>
          <draw:enhanced-geometry svg:viewBox="0 0 21600 21600" draw:type="rectangle" draw:enhanced-path="M 0 0 L 21600 0 21600 21600 0 21600 0 0 Z N"/>
        </draw:custom-shape>
        <draw:line draw:style-name="gr61" draw:text-style-name="P9" draw:layer="layout" svg:x1="1.508cm" svg:y1="3.286cm" svg:x2="4.302cm" svg:y2="3.286cm">
          <text:p text:style-name="P9">LD0..7</text:p>
          <text:p text:style-name="P3"/>
        </draw:line>
        <draw:line draw:style-name="gr27" draw:text-style-name="P13" draw:layer="layout" svg:x1="1.508cm" svg:y1="4.048cm" svg:x2="4.302cm" svg:y2="4.048cm">
          <text:p text:style-name="P9">CTRL0-CLK</text:p>
          <text:p text:style-name="P3"/>
        </draw:line>
        <draw:line draw:style-name="gr7" draw:text-style-name="P5" draw:layer="layout" svg:x1="6.334cm" svg:y1="2.524cm" svg:x2="16.494cm" svg:y2="2.524cm">
          <text:p text:style-name="P3">BRK1 OP(3)</text:p>
          <text:p text:style-name="P3"/>
        </draw:line>
        <draw:line draw:style-name="gr35" draw:text-style-name="P5" draw:layer="layout" svg:x1="13.7cm" svg:y1="6.08cm" svg:x2="16.494cm" svg:y2="6.08cm">
          <text:p text:style-name="P3">LCTRL(6)</text:p>
          <text:p text:style-name="P9"/>
        </draw:line>
        <draw:frame draw:style-name="gr62" draw:text-style-name="P7" draw:layer="layout" svg:width="3.556cm" svg:height="0.987cm" svg:x="16.494cm" svg:y="5.826cm">
          <draw:text-box>
            <text:p text:style-name="P6"><text:span text:style-name="T2">M</text:span><text:span text:style-name="T2">1</text:span><text:span text:style-name="T2">,</text:span><text:span text:style-name="T2">M</text:span><text:span text:style-name="T2">R</text:span><text:span text:style-name="T2">E</text:span><text:span text:style-name="T2">Q</text:span><text:span text:style-name="T2">,I</text:span><text:span text:style-name="T2">O</text:span><text:span text:style-name="T2">R</text:span><text:span text:style-name="T2">Q</text:span><text:span text:style-name="T2">,</text:span><text:span text:style-name="T2">W</text:span><text:span text:style-name="T2">R</text:span><text:span text:style-name="T2">,</text:span><text:span text:style-name="T2">R</text:span><text:span text:style-name="T2">D</text:span><text:span text:style-name="T2">,</text:span><text:span text:style-name="T2">R</text:span><text:span text:style-name="T2">F</text:span><text:span text:style-name="T2">S</text:span><text:span text:style-name="T2">H</text:span></text:p>
          </draw:text-box>
        </draw:frame>
        <draw:frame draw:style-name="gr63" draw:text-style-name="P7" draw:layer="layout" svg:width="3.556cm" svg:height="1.241cm" svg:x="16.494cm" svg:y="2.299cm">
          <draw:text-box>
            <text:p text:style-name="P6"><text:span text:style-name="T2">NONE,IF,</text:span><text:span text:style-name="T2">MW,MR,</text:span><text:span text:style-name="T2">AM,</text:span><text:span text:style-name="T2"><text:line-break/></text:span><text:span text:style-name="T2">IW,IR,AI</text:span></text:p>
          </draw:text-box>
        </draw:frame>
        <draw:line draw:style-name="gr35" draw:text-style-name="P5" draw:layer="layout" svg:x1="13.7cm" svg:y1="12.684cm" svg:x2="16.494cm" svg:y2="12.684cm">
          <text:p text:style-name="P3">CLK</text:p>
          <text:p text:style-name="P9"/>
        </draw:line>
        <draw:custom-shape draw:style-name="gr64" draw:text-style-name="P3" draw:layer="layout" svg:width="2.032cm" svg:height="1.778cm" svg:x="11.16cm" svg:y="13.446cm">
          <text:p text:style-name="P3">OP<text:line-break/>COUNT<text:line-break/>(16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334cm" svg:y1="8.62cm" svg:x2="9.382cm" svg:y2="8.62cm">
          <text:p text:style-name="P3">RO-S</text:p>
          <text:p text:style-name="P3"/>
        </draw:line>
        <draw:line draw:style-name="gr7" draw:text-style-name="P5" draw:layer="layout" svg:x1="6.334cm" svg:y1="8.112cm" svg:x2="9.382cm" svg:y2="8.112cm">
          <text:p text:style-name="P3">RA-S</text:p>
          <text:p text:style-name="P3"/>
        </draw:line>
        <draw:line draw:style-name="gr7" draw:text-style-name="P5" draw:layer="layout" svg:x1="21.574cm" svg:y1="3.54cm" svg:x2="25.384cm" svg:y2="3.54cm">
          <text:p text:style-name="P3">TBUS-EN</text:p>
          <text:p text:style-name="P3"/>
        </draw:line>
        <draw:line draw:style-name="gr7" draw:text-style-name="P5" draw:layer="layout" svg:x1="21.574cm" svg:y1="5.318cm" svg:x2="25.384cm" svg:y2="5.318cm">
          <text:p text:style-name="P3">SYNC</text:p>
          <text:p text:style-name="P3"/>
        </draw:line>
        <draw:line draw:style-name="gr35" draw:text-style-name="P5" draw:layer="layout" svg:x1="13.7cm" svg:y1="13.192cm" svg:x2="16.494cm" svg:y2="13.192cm">
          <text:p text:style-name="P3">RST</text:p>
          <text:p text:style-name="P9"/>
        </draw:line>
        <draw:line draw:style-name="gr7" draw:text-style-name="P5" draw:layer="layout" svg:x1="21.574cm" svg:y1="12.43cm" svg:x2="25.384cm" svg:y2="12.43cm">
          <text:p text:style-name="P3">OPCNT-CLK</text:p>
          <text:p text:style-name="P3"/>
        </draw:line>
        <draw:line draw:style-name="gr7" draw:text-style-name="P5" draw:layer="layout" svg:x1="21.574cm" svg:y1="13.192cm" svg:x2="25.384cm" svg:y2="13.192cm">
          <text:p text:style-name="P3">OPCNT-RST</text:p>
          <text:p text:style-name="P3"/>
        </draw:line>
        <draw:line draw:style-name="gr35" draw:text-style-name="P5" draw:layer="layout" svg:x1="8.112cm" svg:y1="13.7cm" svg:x2="11.16cm" svg:y2="13.7cm">
          <text:p text:style-name="P3">OPCNT-CLK</text:p>
          <text:p text:style-name="P9"/>
        </draw:line>
        <draw:line draw:style-name="gr35" draw:text-style-name="P5" draw:layer="layout" svg:x1="8.112cm" svg:y1="14.208cm" svg:x2="11.16cm" svg:y2="14.208cm">
          <text:p text:style-name="P3">OPCNT-RST</text:p>
          <text:p text:style-name="P9"/>
        </draw:line>
        <draw:line draw:style-name="gr7" draw:text-style-name="P5" draw:layer="layout" svg:x1="13.192cm" svg:y1="14.716cm" svg:x2="16.494cm" svg:y2="14.716cm">
          <text:p text:style-name="P3">GO</text:p>
          <text:p text:style-name="P3"/>
        </draw:line>
        <draw:line draw:style-name="gr36" draw:text-style-name="P3" draw:layer="layout" svg:x1="21.574cm" svg:y1="4.048cm" svg:x2="25.384cm" svg:y2="4.048cm">
          <text:p text:style-name="P3">LD-DIR</text:p>
          <text:p text:style-name="P3"/>
        </draw:line>
        <draw:custom-shape draw:style-name="gr65" draw:text-style-name="P3" draw:layer="layout" svg:width="2.032cm" svg:height="5.08cm" svg:x="4.302cm" svg:y="7.858cm">
          <text:p text:style-name="P3">MEM</text:p>
          <text:p text:style-name="P3">SEL</text:p>
          <text:p text:style-name="P3"/>
          <text:p text:style-name="P3">RST38<text:line-break/>DBI<text:line-break/>DETECT</text:p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.508cm" svg:y1="9.89cm" svg:x2="4.302cm" svg:y2="9.89cm">
          <text:p text:style-name="P3">LD0..7</text:p>
          <text:p text:style-name="P3"/>
        </draw:line>
        <draw:line draw:style-name="gr35" draw:text-style-name="P5" draw:layer="layout" svg:x1="1.508cm" svg:y1="10.398cm" svg:x2="4.302cm" svg:y2="10.398cm">
          <text:p text:style-name="P3">L-M1</text:p>
          <text:p text:style-name="P9"/>
        </draw:line>
        <draw:line draw:style-name="gr35" draw:text-style-name="P5" draw:layer="layout" svg:x1="1.508cm" svg:y1="10.906cm" svg:x2="4.302cm" svg:y2="10.906cm">
          <text:p text:style-name="P3">L-MREQ</text:p>
          <text:p text:style-name="P9"/>
        </draw:line>
        <draw:line draw:style-name="gr67" draw:text-style-name="P5" draw:layer="layout" svg:x1="6.334cm" svg:y1="10.906cm" svg:x2="16.494cm" svg:y2="10.906cm">
          <text:p text:style-name="P3">DBI</text:p>
          <text:p text:style-name="P3"/>
        </draw:line>
        <draw:line draw:style-name="gr35" draw:text-style-name="P5" draw:layer="layout" svg:x1="1.508cm" svg:y1="12.176cm" svg:x2="4.302cm" svg:y2="12.176cm">
          <text:p text:style-name="P3">CLK</text:p>
          <text:p text:style-name="P9"/>
        </draw:line>
        <draw:line draw:style-name="gr35" draw:text-style-name="P5" draw:layer="layout" svg:x1="1.508cm" svg:y1="12.684cm" svg:x2="4.302cm" svg:y2="12.684cm">
          <text:p text:style-name="P3">RST</text:p>
          <text:p text:style-name="P9"/>
        </draw:line>
        <draw:line draw:style-name="gr67" draw:text-style-name="P5" draw:layer="layout" svg:x1="6.334cm" svg:y1="11.414cm" svg:x2="16.494cm" svg:y2="11.414cm">
          <text:p text:style-name="P3">RST38</text:p>
          <text:p text:style-name="P3"/>
        </draw:line>
        <draw:line draw:style-name="gr7" draw:text-style-name="P5" draw:layer="layout" svg:x1="1.508cm" svg:y1="8.112cm" svg:x2="4.302cm" svg:y2="8.112cm">
          <text:p text:style-name="P3">LA15</text:p>
          <text:p text:style-name="P3"/>
        </draw:line>
        <draw:line draw:style-name="gr7" draw:text-style-name="P5" draw:layer="layout" svg:x1="6.334cm" svg:y1="3.794cm" svg:x2="16.494cm" svg:y2="3.794cm">
          <text:p text:style-name="P3">SOFT-BRK-EN</text:p>
          <text:p text:style-name="P3"/>
        </draw:line>
        <draw:line draw:style-name="gr7" draw:text-style-name="P5" draw:layer="layout" svg:x1="6.334cm" svg:y1="4.302cm" svg:x2="16.494cm" svg:y2="4.302cm">
          <text:p text:style-name="P3">SNGL-OP</text:p>
          <text:p text:style-name="P3"/>
        </draw:line>
        <draw:line draw:style-name="gr7" draw:text-style-name="P5" draw:layer="layout" svg:x1="6.334cm" svg:y1="4.81cm" svg:x2="16.494cm" svg:y2="4.81cm">
          <text:p text:style-name="P3">SELF-DB</text:p>
          <text:p text:style-name="P3"/>
        </draw:line>
        <draw:line draw:style-name="gr7" draw:text-style-name="P5" draw:layer="layout" svg:x1="6.334cm" svg:y1="6.842cm" svg:x2="8.62cm" svg:y2="6.842cm">
          <text:p text:style-name="P3">RAMROM</text:p>
          <text:p text:style-name="P3"/>
        </draw:line>
        <draw:line draw:style-name="gr7" draw:text-style-name="P5" draw:layer="layout" svg:x1="1.508cm" svg:y1="8.874cm" svg:x2="4.302cm" svg:y2="8.874cm">
          <text:p text:style-name="P3">RAMROM</text:p>
          <text:p text:style-name="P3"/>
        </draw:line>
        <draw:line draw:style-name="gr35" draw:text-style-name="P5" draw:layer="layout" svg:x1="2.778cm" svg:y1="6.588cm" svg:x2="4.302cm" svg:y2="6.588cm">
          <text:p text:style-name="P3">RST</text:p>
          <text:p text:style-name="P9"/>
        </draw:line>
        <draw:line draw:style-name="gr35" draw:text-style-name="P5" draw:layer="layout" svg:x1="13.7cm" svg:y1="12.176cm" svg:x2="16.494cm" svg:y2="12.176cm">
          <text:p text:style-name="P3">BUSACK</text:p>
          <text:p text:style-name="P9"/>
        </draw:line>
        <draw:line draw:style-name="gr67" draw:text-style-name="P5" draw:layer="layout" svg:x1="13.954cm" svg:y1="14.208cm" svg:x2="16.494cm" svg:y2="14.208cm">
          <text:p text:style-name="P3">TGTGO</text:p>
          <text:p text:style-name="P3"/>
        </draw:line>
        <draw:line draw:style-name="gr7" draw:text-style-name="P5" draw:layer="layout" svg:x1="6.334cm" svg:y1="5.318cm" svg:x2="16.494cm" svg:y2="5.318cm">
          <text:p text:style-name="P3">SYNC-ONLY</text:p>
          <text:p text:style-name="P3"/>
        </draw:line>
        <draw:line draw:style-name="gr7" draw:text-style-name="P5" draw:layer="layout" svg:x1="1.762cm" svg:y1="15.478cm" svg:x2="4.302cm" svg:y2="15.478cm">
          <text:p text:style-name="P3">LA5..7</text:p>
          <text:p text:style-name="P3"/>
        </draw:line>
        <draw:line draw:style-name="gr7" draw:text-style-name="P5" draw:layer="layout" svg:x1="6.334cm" svg:y1="15.224cm" svg:x2="10.398cm" svg:y2="15.224cm">
          <text:p text:style-name="P3">CTRL0-CLK</text:p>
          <text:p text:style-name="P3"/>
        </draw:line>
        <draw:line draw:style-name="gr7" draw:text-style-name="P5" draw:layer="layout" svg:x1="6.334cm" svg:y1="16.78cm" svg:x2="10.398cm" svg:y2="16.78cm">
          <text:p text:style-name="P3">ABE-CLK</text:p>
          <text:p text:style-name="P3"/>
        </draw:line>
        <draw:line draw:style-name="gr7" draw:text-style-name="P5" draw:layer="layout" svg:x1="6.334cm" svg:y1="16.272cm" svg:x2="10.398cm" svg:y2="16.272cm">
          <text:p text:style-name="P3">AB-CLK</text:p>
          <text:p text:style-name="P3"/>
        </draw:line>
        <draw:line draw:style-name="gr7" draw:text-style-name="P5" draw:layer="layout" svg:x1="6.334cm" svg:y1="17.288cm" svg:x2="10.398cm" svg:y2="17.288cm">
          <text:p text:style-name="P3">ABE-RST</text:p>
          <text:p text:style-name="P3"/>
        </draw:line>
        <draw:line draw:style-name="gr67" draw:text-style-name="P5" draw:layer="layout" svg:x1="6.334cm" svg:y1="19.32cm" svg:x2="10.398cm" svg:y2="19.32cm">
          <text:p text:style-name="P3">RPM-S</text:p>
          <text:p text:style-name="P3"/>
        </draw:line>
        <draw:g draw:style-name="gr9">
          <draw:frame draw:style-name="gr68" draw:text-style-name="P16" draw:layer="layout" svg:width="0.335cm" svg:height="2.437cm" svg:x="5.999cm" svg:y="16.153cm">
            <draw:text-box>
              <text:p text:style-name="P12">I/O DECODE</text:p>
            </draw:text-box>
          </draw:frame>
          <draw:custom-shape draw:style-name="gr69" draw:text-style-name="P3" draw:layer="layout" svg:width="2.032cm" svg:height="4.858cm" svg:x="4.302cm" svg:y="14.716cm">
            <text:p text:style-name="P3"/>
            <draw:enhanced-geometry svg:viewBox="0 0 21600 21600" draw:type="rectangle" draw:enhanced-path="M 0 0 L 21600 0 21600 21600 0 21600 0 0 Z N"/>
          </draw:custom-shape>
        </draw:g>
        <draw:line draw:style-name="gr67" draw:text-style-name="P5" draw:layer="layout" svg:x1="6.334cm" svg:y1="18.05cm" svg:x2="10.398cm" svg:y2="18.05cm">
          <text:p text:style-name="P3">TGTGO</text:p>
          <text:p text:style-name="P3"/>
        </draw:line>
        <draw:line draw:style-name="gr35" draw:text-style-name="P5" draw:layer="layout" svg:x1="1.762cm" svg:y1="17.51cm" svg:x2="4.302cm" svg:y2="17.51cm">
          <text:p text:style-name="P3">L-IORQ</text:p>
          <text:p text:style-name="P9"/>
        </draw:line>
        <draw:line draw:style-name="gr35" draw:text-style-name="P5" draw:layer="layout" svg:x1="1.762cm" svg:y1="17.002cm" svg:x2="4.302cm" svg:y2="17.002cm">
          <text:p text:style-name="P3">TBUS-EN</text:p>
          <text:p text:style-name="P9"/>
        </draw:line>
        <draw:line draw:style-name="gr35" draw:text-style-name="P5" draw:layer="layout" svg:x1="1.762cm" svg:y1="18.018cm" svg:x2="4.302cm" svg:y2="18.018cm">
          <text:p text:style-name="P3">L-M1</text:p>
          <text:p text:style-name="P9"/>
        </draw:line>
        <draw:line draw:style-name="gr67" draw:text-style-name="P5" draw:layer="layout" svg:x1="6.334cm" svg:y1="18.558cm" svg:x2="10.398cm" svg:y2="18.558cm">
          <text:p text:style-name="P3">PC-RD</text:p>
          <text:p text:style-name="P3"/>
        </draw:line>
        <draw:line draw:style-name="gr35" draw:text-style-name="P5" draw:layer="layout" svg:x1="1.508cm" svg:y1="11.414cm" svg:x2="4.302cm" svg:y2="11.414cm">
          <text:p text:style-name="P3">L-RFSH</text:p>
          <text:p text:style-name="P9"/>
        </draw:line>
        <draw:line draw:style-name="gr7" draw:text-style-name="P5" draw:layer="layout" svg:x1="6.334cm" svg:y1="3.032cm" svg:x2="16.494cm" svg:y2="3.032cm">
          <text:p text:style-name="P3">BRKn OP(3)</text:p>
          <text:p text:style-name="P3"/>
        </draw:line>
        <draw:line draw:style-name="gr35" draw:text-style-name="P5" draw:layer="layout" svg:x1="6.334cm" svg:y1="9.128cm" svg:x2="9.382cm" svg:y2="9.128cm">
          <text:p text:style-name="P3">RARO-A15..16</text:p>
          <text:p text:style-name="P9"/>
        </draw:line>
        <draw:line draw:style-name="gr70" draw:text-style-name="P5" draw:layer="layout" svg:x1="13.7cm" svg:y1="6.588cm" svg:x2="16.494cm" svg:y2="6.588cm">
          <text:p text:style-name="P9">LA0..15</text:p>
          <text:p text:style-name="P3"/>
        </draw:line>
        <draw:line draw:style-name="gr61" draw:text-style-name="P9" draw:layer="layout" svg:x1="13.7cm" svg:y1="7.096cm" svg:x2="16.494cm" svg:y2="7.096cm">
          <text:p text:style-name="P9">LD0..7</text:p>
          <text:p text:style-name="P3"/>
        </draw:line>
        <draw:line draw:style-name="gr27" draw:text-style-name="P13" draw:layer="layout" svg:x1="13.7cm" svg:y1="8.112cm" svg:x2="16.494cm" svg:y2="8.112cm">
          <text:p text:style-name="P9">AB-CLK</text:p>
          <text:p text:style-name="P3"/>
        </draw:line>
        <draw:line draw:style-name="gr27" draw:text-style-name="P13" draw:layer="layout" svg:x1="13.7cm" svg:y1="8.62cm" svg:x2="16.494cm" svg:y2="8.62cm">
          <text:p text:style-name="P9">ABE-CLK</text:p>
          <text:p text:style-name="P3"/>
        </draw:line>
        <draw:line draw:style-name="gr27" draw:text-style-name="P13" draw:layer="layout" svg:x1="13.7cm" svg:y1="9.128cm" svg:x2="16.494cm" svg:y2="9.128cm">
          <text:p text:style-name="P9">ABE-RST</text:p>
          <text:p text:style-name="P3"/>
        </draw:line>
        <draw:frame draw:style-name="gr71" draw:text-style-name="P18" draw:layer="layout" svg:width="25.94cm" svg:height="0.83cm" svg:x="1cm" svg:y="20.05cm">
          <draw:text-box>
            <text:p text:style-name="P17"><text:span text:style-name="T3">Although shown as individual, logical boxes, one or more might </text:span><text:span text:style-name="T3">be combined into a single PLD</text:span></text:p>
          </draw:text-box>
        </draw:frame>
        <draw:line draw:style-name="gr7" draw:text-style-name="P5" draw:layer="layout" svg:x1="21.574cm" svg:y1="5.826cm" svg:x2="25.384cm" svg:y2="5.826cm">
          <text:p text:style-name="P3">BRK</text:p>
          <text:p text:style-name="P3"/>
        </draw:line>
        <draw:line draw:style-name="gr72" draw:text-style-name="P3" draw:layer="layout" svg:x1="13.446cm" svg:y1="9.636cm" svg:x2="16.494cm" svg:y2="9.636cm">
          <text:p text:style-name="P3">ABn-DETECT</text:p>
          <text:p text:style-name="P3"/>
        </draw:line>
        <draw:line draw:style-name="gr7" draw:text-style-name="P5" draw:layer="layout" svg:x1="6.334cm" svg:y1="15.764cm" svg:x2="10.398cm" svg:y2="15.764cm">
          <text:p text:style-name="P3">CTRL1-CLK</text:p>
          <text:p text:style-name="P3"/>
        </draw:line>
        <draw:line draw:style-name="gr27" draw:text-style-name="P13" draw:layer="layout" svg:x1="1.508cm" svg:y1="4.556cm" svg:x2="4.302cm" svg:y2="4.556cm">
          <text:p text:style-name="P9">CTRL1-CLK</text:p>
          <text:p text:style-name="P3"/>
        </draw:line>
        <draw:line draw:style-name="gr35" draw:text-style-name="P5" draw:layer="layout" svg:x1="13.446cm" svg:y1="15.732cm" svg:x2="16.494cm" svg:y2="15.732cm">
          <text:p text:style-name="P9">TARGET-ONLY</text:p>
          <text:p text:style-name="P3"/>
        </draw:line>
        <draw:line draw:style-name="gr67" draw:text-style-name="P5" draw:layer="layout" svg:x1="6.334cm" svg:y1="9.636cm" svg:x2="9.382cm" svg:y2="9.636cm">
          <text:p text:style-name="P3">WAIT</text:p>
          <text:p text:style-name="P9"/>
        </draw:line>
      </draw:page>
      <draw:page draw:name="page3" draw:style-name="dp1" draw:master-page-name="Default">
        <draw:custom-shape draw:style-name="gr73" draw:text-style-name="P3" draw:layer="layout" svg:width="2.794cm" svg:height="1.534cm" draw:transform="skewX (0.00698131700797732) rotate (0.00698131700797732) translate (3.54cm 16.24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8" svg:x="2.445cm" svg:y="4.956cm"/>
          <draw:glue-point draw:id="9" svg:x="-0.951cm" svg:y="-4.965cm"/>
          <draw:glue-point draw:id="10" svg:x="0.743cm" svg:y="-4.973cm"/>
          <draw:glue-point draw:id="11" svg:x="2.445cm" svg:y="-4.802cm"/>
          <draw:glue-point draw:id="12" svg:x="2.445cm" svg:y="-4.984cm"/>
          <text:p text:style-name="P3">AL-REG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2.794cm" svg:height="2.286cm" draw:transform="rotate (0.00122173047639603) translate (8.114cm 15.48cm)">
          <draw:glue-point draw:id="4" svg:x="-4.976cm" svg:y="-3.186cm"/>
          <draw:glue-point draw:id="5" svg:x="4.959cm" svg:y="-3.191cm"/>
          <text:p text:style-name="P3">AL-CMP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3.048cm" svg:height="1.524cm" svg:x="12.176cm" svg:y="16.2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AL-ENABLE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6.334cm" svg:y1="17.002cm" svg:x2="8.112cm" svg:y2="17.002cm">
          <text:p text:style-name="P3">8</text:p>
          <text:p text:style-name="P3">/</text:p>
        </draw:line>
        <draw:line draw:style-name="gr77" draw:text-style-name="P3" draw:layer="layout" svg:x1="1cm" svg:y1="18.272cm" svg:x2="4.81cm" svg:y2="18.272cm">
          <text:p text:style-name="P9">LD7</text:p>
          <text:p text:style-name="P3"/>
        </draw:line>
        <draw:line draw:style-name="gr78" draw:text-style-name="P5" draw:layer="layout" svg:x1="4.81cm" svg:y1="18.272cm" svg:x2="4.81cm" svg:y2="17.764cm">
          <text:p/>
        </draw:line>
        <draw:line draw:style-name="gr26" draw:text-style-name="P5" draw:layer="layout" svg:x1="1cm" svg:y1="18.78cm" svg:x2="5.318cm" svg:y2="18.78cm">
          <text:p text:style-name="P9">ABn-CLK</text:p>
          <text:p text:style-name="P3"/>
        </draw:line>
        <draw:line draw:style-name="gr79" draw:text-style-name="P5" draw:layer="layout" svg:x1="5.318cm" svg:y1="18.78cm" svg:x2="5.318cm" svg:y2="17.764cm">
          <text:p/>
        </draw:line>
        <draw:g draw:style-name="gr80">
          <draw:line draw:style-name="gr77" draw:text-style-name="P3" draw:layer="layout" svg:x1="11.668cm" svg:y1="18.272cm" svg:x2="13.954cm" svg:y2="18.272cm">
            <text:p text:style-name="P9">LD7</text:p>
            <text:p text:style-name="P3"/>
          </draw:line>
          <draw:line draw:style-name="gr78" draw:text-style-name="P5" draw:layer="layout" svg:x1="13.954cm" svg:y1="18.272cm" svg:x2="13.954cm" svg:y2="17.764cm">
            <text:p/>
          </draw:line>
        </draw:g>
        <draw:g draw:style-name="gr80">
          <draw:line draw:style-name="gr26" draw:text-style-name="P5" draw:layer="layout" svg:x1="11.668cm" svg:y1="18.78cm" svg:x2="14.462cm" svg:y2="18.78cm">
            <text:p text:style-name="P9">ABnE-CLK</text:p>
            <text:p text:style-name="P3"/>
          </draw:line>
          <draw:line draw:style-name="gr79" draw:text-style-name="P5" draw:layer="layout" svg:x1="14.462cm" svg:y1="18.78cm" svg:x2="14.462cm" svg:y2="17.764cm">
            <text:p/>
          </draw:line>
        </draw:g>
        <draw:g draw:style-name="gr80">
          <draw:line draw:style-name="gr26" draw:text-style-name="P5" draw:layer="layout" svg:x1="11.668cm" svg:y1="19.288cm" svg:x2="14.97cm" svg:y2="19.288cm">
            <text:p text:style-name="P9">ABnE-RST</text:p>
            <text:p text:style-name="P3"/>
          </draw:line>
          <draw:line draw:style-name="gr79" draw:text-style-name="P5" draw:layer="layout" svg:x1="14.97cm" svg:y1="19.288cm" svg:x2="14.97cm" svg:y2="17.764cm">
            <text:p/>
          </draw:line>
        </draw:g>
        <draw:g draw:style-name="gr80">
          <draw:line draw:style-name="gr81" draw:text-style-name="P5" draw:layer="layout" svg:x1="10.906cm" svg:y1="15.732cm" svg:x2="12.43cm" svg:y2="15.732cm">
            <text:p text:style-name="P3">=</text:p>
            <text:p text:style-name="P3"/>
          </draw:line>
          <draw:line draw:style-name="gr82" draw:text-style-name="P5" draw:layer="layout" svg:x1="12.43cm" svg:y1="15.732cm" svg:x2="12.43cm" svg:y2="16.24cm">
            <text:p/>
          </draw:line>
        </draw:g>
        <draw:line draw:style-name="gr70" draw:text-style-name="P5" draw:layer="layout" svg:x1="1cm" svg:y1="15.732cm" svg:x2="8.112cm" svg:y2="15.732cm">
          <text:p text:style-name="P9">LA0..7</text:p>
          <text:p text:style-name="P3"/>
        </draw:line>
        <draw:custom-shape draw:style-name="gr83" draw:text-style-name="P3" draw:layer="layout" svg:width="2.794cm" svg:height="1.533cm" draw:transform="skewX (0.00698131700797732) rotate (0.00698131700797732) translate (3.54cm 13.45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8" svg:x="2.445cm" svg:y="4.956cm"/>
          <draw:glue-point draw:id="9" svg:x="-0.951cm" svg:y="-4.965cm"/>
          <draw:glue-point draw:id="10" svg:x="0.743cm" svg:y="-4.973cm"/>
          <draw:glue-point draw:id="11" svg:x="2.445cm" svg:y="-4.802cm"/>
          <draw:glue-point draw:id="12" svg:x="2.445cm" svg:y="-4.984cm"/>
          <text:p text:style-name="P3">AH-REG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2.794cm" svg:height="2.286cm" draw:transform="rotate (0.00122173047639603) translate (8.113cm 12.432cm)">
          <draw:glue-point draw:id="4" svg:x="-4.976cm" svg:y="-3.186cm"/>
          <draw:glue-point draw:id="5" svg:x="4.959cm" svg:y="-3.191cm"/>
          <text:p text:style-name="P3">AH-CMP</text:p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3.048cm" svg:height="1.525cm" svg:x="12.176cm" svg:y="13.44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AH-ENABLE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6.334cm" svg:y1="14.208cm" svg:x2="8.112cm" svg:y2="14.208cm">
          <text:p text:style-name="P3">8</text:p>
          <text:p text:style-name="P3">/</text:p>
        </draw:line>
        <draw:line draw:style-name="gr78" draw:text-style-name="P5" draw:layer="layout" svg:x1="4.81cm" svg:y1="16.239cm" svg:x2="4.81cm" svg:y2="14.97cm">
          <text:p/>
        </draw:line>
        <draw:line draw:style-name="gr79" draw:text-style-name="P5" draw:layer="layout" svg:x1="5.318cm" svg:y1="16.239cm" svg:x2="5.318cm" svg:y2="14.97cm">
          <text:p/>
        </draw:line>
        <draw:line draw:style-name="gr78" draw:text-style-name="P5" draw:layer="layout" svg:x1="13.954cm" svg:y1="16.24cm" svg:x2="13.954cm" svg:y2="14.97cm">
          <text:p/>
        </draw:line>
        <draw:line draw:style-name="gr79" draw:text-style-name="P5" draw:layer="layout" svg:x1="14.462cm" svg:y1="16.24cm" svg:x2="14.462cm" svg:y2="14.97cm">
          <text:p/>
        </draw:line>
        <draw:line draw:style-name="gr79" draw:text-style-name="P5" draw:layer="layout" svg:x1="14.97cm" svg:y1="16.24cm" svg:x2="14.97cm" svg:y2="14.971cm">
          <text:p/>
        </draw:line>
        <draw:g draw:style-name="gr80">
          <draw:line draw:style-name="gr81" draw:text-style-name="P5" draw:layer="layout" svg:x1="10.906cm" svg:y1="12.685cm" svg:x2="12.938cm" svg:y2="12.684cm">
            <text:p text:style-name="P3">=</text:p>
            <text:p text:style-name="P3"/>
          </draw:line>
          <draw:line draw:style-name="gr82" draw:text-style-name="P5" draw:layer="layout" svg:x1="12.938cm" svg:y1="12.684cm" svg:x2="12.938cm" svg:y2="13.446cm">
            <text:p/>
          </draw:line>
        </draw:g>
        <draw:line draw:style-name="gr70" draw:text-style-name="P5" draw:layer="layout" svg:x1="1cm" svg:y1="12.938cm" svg:x2="8.112cm" svg:y2="12.938cm">
          <text:p text:style-name="P9">LA8..15</text:p>
          <text:p text:style-name="P3"/>
        </draw:line>
        <draw:line draw:style-name="gr85" draw:text-style-name="P5" draw:layer="layout" svg:x1="12.938cm" svg:y1="14.97cm" svg:x2="12.938cm" svg:y2="16.24cm">
          <text:p text:style-name="P3">=</text:p>
          <text:p text:style-name="P3"/>
        </draw:line>
        <draw:line draw:style-name="gr86" draw:text-style-name="P5" draw:layer="layout" svg:x1="13.446cm" svg:y1="14.97cm" svg:x2="13.446cm" svg:y2="16.24cm">
          <text:p text:style-name="P3">AHE</text:p>
          <text:p text:style-name="P3"/>
        </draw:line>
        <draw:line draw:style-name="gr72" draw:text-style-name="P3" draw:layer="layout" svg:x1="15.224cm" svg:y1="17.256cm" svg:x2="18.78cm" svg:y2="17.256cm">
          <text:p text:style-name="P3">ABn-DETECT</text:p>
          <text:p text:style-name="P3"/>
        </draw:line>
        <draw:line draw:style-name="gr58" draw:text-style-name="P3" draw:layer="layout" svg:x1="15.224cm" svg:y1="16.748cm" svg:x2="19.034cm" svg:y2="16.748cm">
          <text:p text:style-name="P3">ABn-MATCH</text:p>
          <text:p text:style-name="P3"/>
        </draw:line>
        <draw:custom-shape draw:style-name="gr87" draw:text-style-name="P3" draw:layer="layout" svg:width="12.954cm" svg:height="8.382cm" svg:x="2.778cm" svg:y="11.922cm">
          <text:p text:style-name="P3">ADDRESS-BREAK UNIT 2</text:p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4.81cm" svg:y1="13.446cm" svg:x2="4.81cm" svg:y2="7.858cm">
          <text:p/>
        </draw:line>
        <draw:line draw:style-name="gr89" draw:text-style-name="P5" draw:layer="layout" svg:x1="5.318cm" svg:y1="13.446cm" svg:x2="5.318cm" svg:y2="7.858cm">
          <text:p/>
        </draw:line>
        <draw:line draw:style-name="gr88" draw:text-style-name="P5" draw:layer="layout" svg:x1="13.954cm" svg:y1="13.446cm" svg:x2="13.954cm" svg:y2="7.858cm">
          <text:p/>
        </draw:line>
        <draw:line draw:style-name="gr89" draw:text-style-name="P5" draw:layer="layout" svg:x1="14.462cm" svg:y1="13.446cm" svg:x2="14.462cm" svg:y2="7.858cm">
          <text:p/>
        </draw:line>
        <draw:line draw:style-name="gr89" draw:text-style-name="P5" draw:layer="layout" svg:x1="14.97cm" svg:y1="13.446cm" svg:x2="14.97cm" svg:y2="7.858cm">
          <text:p/>
        </draw:line>
        <draw:custom-shape draw:style-name="gr73" draw:text-style-name="P3" draw:layer="layout" svg:width="2.794cm" svg:height="1.534cm" draw:transform="skewX (0.00698131700797732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8" svg:x="2.445cm" svg:y="4.956cm"/>
          <draw:glue-point draw:id="9" svg:x="-0.951cm" svg:y="-4.965cm"/>
          <draw:glue-point draw:id="10" svg:x="0.743cm" svg:y="-4.973cm"/>
          <draw:glue-point draw:id="11" svg:x="2.445cm" svg:y="-4.802cm"/>
          <draw:glue-point draw:id="12" svg:x="2.445cm" svg:y="-4.984cm"/>
          <text:p text:style-name="P3">AL-REG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2.794cm" svg:height="2.286cm" draw:transform="rotate (0.00122173047639603) translate (8.114cm 5.574cm)">
          <draw:glue-point draw:id="4" svg:x="-4.976cm" svg:y="-3.186cm"/>
          <draw:glue-point draw:id="5" svg:x="4.959cm" svg:y="-3.191cm"/>
          <text:p text:style-name="P3">AL-CMP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3.048cm" svg:height="1.524cm" svg:x="12.176cm" svg:y="6.33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AL-ENABLE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6.334cm" svg:y1="7.096cm" svg:x2="8.112cm" svg:y2="7.096cm">
          <text:p text:style-name="P3">8</text:p>
          <text:p text:style-name="P3">/</text:p>
        </draw:line>
        <draw:g draw:style-name="gr80">
          <draw:line draw:style-name="gr81" draw:text-style-name="P5" draw:layer="layout" svg:x1="10.906cm" svg:y1="5.826cm" svg:x2="12.43cm" svg:y2="5.826cm">
            <text:p text:style-name="P3">=</text:p>
            <text:p text:style-name="P3"/>
          </draw:line>
          <draw:line draw:style-name="gr82" draw:text-style-name="P5" draw:layer="layout" svg:x1="12.43cm" svg:y1="5.826cm" svg:x2="12.43cm" svg:y2="6.334cm">
            <text:p/>
          </draw:line>
        </draw:g>
        <draw:line draw:style-name="gr70" draw:text-style-name="P5" draw:layer="layout" svg:x1="1cm" svg:y1="5.826cm" svg:x2="8.112cm" svg:y2="5.826cm">
          <text:p text:style-name="P9">LA0..7</text:p>
          <text:p text:style-name="P3"/>
        </draw:line>
        <draw:custom-shape draw:style-name="gr83" draw:text-style-name="P3" draw:layer="layout" svg:width="2.794cm" svg:height="1.533cm" draw:transform="skewX (0.00698131700797732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8" svg:x="2.445cm" svg:y="4.956cm"/>
          <draw:glue-point draw:id="9" svg:x="-0.951cm" svg:y="-4.965cm"/>
          <draw:glue-point draw:id="10" svg:x="0.743cm" svg:y="-4.973cm"/>
          <draw:glue-point draw:id="11" svg:x="2.445cm" svg:y="-4.802cm"/>
          <draw:glue-point draw:id="12" svg:x="2.445cm" svg:y="-4.984cm"/>
          <text:p text:style-name="P3">AH-REG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2.794cm" svg:height="2.286cm" draw:transform="rotate (0.00122173047639603) translate (8.113cm 2.526cm)">
          <draw:glue-point draw:id="4" svg:x="-4.976cm" svg:y="-3.186cm"/>
          <draw:glue-point draw:id="5" svg:x="4.959cm" svg:y="-3.191cm"/>
          <text:p text:style-name="P3">AH-CMP</text:p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3.048cm" svg:height="1.525cm" svg:x="12.176cm" svg:y="3.5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AH-ENABLE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6.334cm" svg:y1="4.302cm" svg:x2="8.112cm" svg:y2="4.302cm">
          <text:p text:style-name="P3">8</text:p>
          <text:p text:style-name="P3">/</text:p>
        </draw:line>
        <draw:line draw:style-name="gr78" draw:text-style-name="P5" draw:layer="layout" svg:x1="4.81cm" svg:y1="6.333cm" svg:x2="4.81cm" svg:y2="5.064cm">
          <text:p/>
        </draw:line>
        <draw:line draw:style-name="gr79" draw:text-style-name="P5" draw:layer="layout" svg:x1="5.318cm" svg:y1="6.333cm" svg:x2="5.318cm" svg:y2="5.064cm">
          <text:p/>
        </draw:line>
        <draw:line draw:style-name="gr78" draw:text-style-name="P5" draw:layer="layout" svg:x1="13.954cm" svg:y1="6.334cm" svg:x2="13.954cm" svg:y2="5.064cm">
          <text:p/>
        </draw:line>
        <draw:line draw:style-name="gr79" draw:text-style-name="P5" draw:layer="layout" svg:x1="14.462cm" svg:y1="6.334cm" svg:x2="14.462cm" svg:y2="5.064cm">
          <text:p/>
        </draw:line>
        <draw:line draw:style-name="gr79" draw:text-style-name="P5" draw:layer="layout" svg:x1="14.97cm" svg:y1="6.334cm" svg:x2="14.97cm" svg:y2="5.065cm">
          <text:p/>
        </draw:line>
        <draw:g draw:style-name="gr80">
          <draw:line draw:style-name="gr81" draw:text-style-name="P5" draw:layer="layout" svg:x1="10.906cm" svg:y1="2.779cm" svg:x2="12.938cm" svg:y2="2.778cm">
            <text:p text:style-name="P3">=</text:p>
            <text:p text:style-name="P3"/>
          </draw:line>
          <draw:line draw:style-name="gr82" draw:text-style-name="P5" draw:layer="layout" svg:x1="12.938cm" svg:y1="2.778cm" svg:x2="12.938cm" svg:y2="3.54cm">
            <text:p/>
          </draw:line>
        </draw:g>
        <draw:line draw:style-name="gr70" draw:text-style-name="P5" draw:layer="layout" svg:x1="1cm" svg:y1="3.032cm" svg:x2="8.112cm" svg:y2="3.032cm">
          <text:p text:style-name="P9">LA8..15</text:p>
          <text:p text:style-name="P3"/>
        </draw:line>
        <draw:line draw:style-name="gr85" draw:text-style-name="P5" draw:layer="layout" svg:x1="12.938cm" svg:y1="5.064cm" svg:x2="12.938cm" svg:y2="6.334cm">
          <text:p text:style-name="P3">=</text:p>
          <text:p text:style-name="P3"/>
        </draw:line>
        <draw:line draw:style-name="gr86" draw:text-style-name="P5" draw:layer="layout" svg:x1="13.446cm" svg:y1="5.064cm" svg:x2="13.446cm" svg:y2="6.334cm">
          <text:p text:style-name="P3">AHE</text:p>
          <text:p text:style-name="P3"/>
        </draw:line>
        <draw:line draw:style-name="gr72" draw:text-style-name="P3" draw:layer="layout" svg:x1="15.224cm" svg:y1="7.35cm" svg:x2="18.78cm" svg:y2="7.35cm">
          <text:p text:style-name="P3">ABn-DETECT</text:p>
          <text:p text:style-name="P3"/>
        </draw:line>
        <draw:line draw:style-name="gr58" draw:text-style-name="P3" draw:layer="layout" svg:x1="15.224cm" svg:y1="6.842cm" svg:x2="19.034cm" svg:y2="6.842cm">
          <text:p text:style-name="P3">ABn-MATCH</text:p>
          <text:p text:style-name="P3"/>
        </draw:line>
        <draw:custom-shape draw:style-name="gr87" draw:text-style-name="P3" draw:layer="layout" svg:width="12.954cm" svg:height="8.382cm" svg:x="2.778cm" svg:y="2.016cm">
          <text:p text:style-name="P3">ADDRESS-BREAK UNIT n</text:p>
          <draw:enhanced-geometry svg:viewBox="0 0 21600 21600" draw:type="rectangle" draw:enhanced-path="M 0 0 L 21600 0 21600 21600 0 21600 0 0 Z N"/>
        </draw:custom-shape>
        <draw:frame draw:style-name="gr90" draw:text-style-name="P20" draw:layer="layout" svg:width="7.906cm" svg:height="16.023cm" svg:x="19.034cm" svg:y="1.995cm">
          <draw:text-box>
            <text:p text:style-name="P19"><text:span text:style-name="T4">Address </text:span><text:span text:style-name="T4">Break Units </text:span><text:span text:style-name="T4">for </text:span><text:span text:style-name="T4">breakpoint(s) </text:span><text:span text:style-name="T4">2-n.</text:span></text:p>
            <text:p text:style-name="P19"><text:span text:style-name="T4"/></text:p>
            <text:p text:style-name="P19"><text:span text:style-name="T4">Target </text:span><text:span text:style-name="T4">address is </text:span><text:span text:style-name="T4">shifted into the </text:span><text:span text:style-name="T4">AL and AH </text:span><text:span text:style-name="T4">registers for </text:span><text:span text:style-name="T4">each unit.</text:span></text:p>
            <text:p text:style-name="P19"><text:span text:style-name="T4"/></text:p>
            <text:p text:style-name="P19"><text:span text:style-name="T4">Address </text:span><text:span text:style-name="T4">Break Enable </text:span><text:span text:style-name="T4">is shifted into </text:span><text:span text:style-name="T4">ALE and AHE </text:span><text:span text:style-name="T4">for each unit.</text:span></text:p>
            <text:p text:style-name="P19"><text:span text:style-name="T4"/></text:p>
            <text:p text:style-name="P19"><text:span text:style-name="T4"/></text:p>
            <text:p text:style-name="P19"><text:span text:style-name="T4">To detect the </text:span><text:span text:style-name="T4">number of </text:span><text:span text:style-name="T4">units present, </text:span><text:span text:style-name="T4">the Address </text:span><text:span text:style-name="T4">Break Enables </text:span><text:span text:style-name="T4">are RESET </text:span><text:span text:style-name="T4">and a single </text:span><text:span text:style-name="T4">enable is </text:span><text:span text:style-name="T4">shifted in and </text:span><text:span text:style-name="T4">AB-DETECT </text:span><text:span text:style-name="T4">is checked. If </text:span><text:span text:style-name="T4">a unit is </text:span><text:span text:style-name="T4">detected it is </text:span><text:span text:style-name="T4">registered and </text:span><text:span text:style-name="T4">the enable bit </text:span><text:span text:style-name="T4">is shifted </text:span><text:span text:style-name="T4">twice, moving </text:span><text:span text:style-name="T4">it to the next </text:span><text:span text:style-name="T4">unit. The AB-</text:span><text:span text:style-name="T4">DETECT is </text:span><text:span text:style-name="T4">checked </text:span><text:span text:style-name="T4">again, and if </text:span><text:span text:style-name="T4">detected, the </text:span><text:span text:style-name="T4">unit is </text:span><text:span text:style-name="T4">registered. </text:span><text:span text:style-name="T4">This process </text:span><text:span text:style-name="T4">continues until </text:span><text:span text:style-name="T4">a unit isn’t </text:span><text:span text:style-name="T4">detected.</text:span></text:p>
            <text:p text:style-name="P19"><text:span text:style-name="T4"/></text:p>
            <text:p text:style-name="P19"><text:span text:style-name="T4">ABn-MATCH </text:span><text:span text:style-name="T4">and ABn-</text:span><text:span text:style-name="T4">DETECT are </text:span><text:span text:style-name="T4">Open-</text:span><text:span text:style-name="T4">Collector </text:span><text:span text:style-name="T4">outputs.</text:span></text:p>
          </draw:text-box>
        </draw:frame>
        <draw:frame draw:style-name="gr91" draw:text-style-name="P22" draw:layer="layout" svg:width="6.382cm" svg:height="3.334cm" svg:x="20.558cm" svg:y="17.256cm">
          <draw:text-box>
            <text:p text:style-name="P21"><text:span text:style-name="T5">AB-MATCH is ASSERTED if:</text:span></text:p>
            <text:list text:style-name="L1">
              <text:list-item>
                <text:p text:style-name="P21"><text:span text:style-name="T5">AH-ENABLE &amp; AH=</text:span><text:span text:style-name="T5"><text:line-break/></text:span><text:span text:style-name="T5">&amp;</text:span><text:span text:style-name="T5"><text:line-break/></text:span><text:span text:style-name="T5">AL-ENABLE &amp; AL=</text:span></text:p>
              </text:list-item>
              <text:list-item>
                <text:p text:style-name="P21"><text:span text:style-name="T5">!AH-ENABLE</text:span><text:span text:style-name="T5"><text:line-break/></text:span><text:span text:style-name="T5">&amp;</text:span><text:span text:style-name="T5"><text:line-break/></text:span><text:span text:style-name="T5">AL-ENABLE &amp; AL=</text:span></text:p>
              </text:list-item>
            </text:list>
          </draw:text-box>
        </draw:frame>
        <draw:frame draw:style-name="gr92" draw:text-style-name="P2" draw:layer="layout" svg:width="11.684cm" svg:height="1.303cm" svg:x="8.62cm" svg:y="0.967cm">
          <draw:text-box>
            <text:p text:style-name="P23"><text:span text:style-name="T1">Z80 In-circuit </text:span><text:span text:style-name="T1">Debugger </text:span><text:span text:style-name="T1">(ZID) – </text:span><text:span text:style-name="T1">Address </text:span><text:span text:style-name="T1">Break 2+ </text:span><text:span text:style-name="T1">Unit(s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21:46:55.436048000</meta:creation-date>
    <dc:title>Draw_Block</dc:title>
    <meta:editing-duration>PT19H2M4S</meta:editing-duration>
    <meta:editing-cycles>42</meta:editing-cycles>
    <meta:generator>LibreOffice/26.2.0.3$MacOSX_AARCH64 LibreOffice_project/afbbd0df0edb6d40b450b0337ac646b0913a760c</meta:generator>
    <dc:date>2026-02-19T11:54:09.074823000</dc:date>
    <meta:print-date>2026-02-19T11:13:26.654559000</meta:print-date>
    <meta:document-statistic meta:object-count="261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